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ffffff">
        <style:background-image/>
      </style:paragraph-properties>
    </style:style>
    <style:style style:name="P2" style:family="paragraph" style:parent-style-name="Preformatted_20_Text">
      <style:paragraph-properties fo:background-color="#ffffff">
        <style:background-image/>
      </style:paragraph-properties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898887" fo:font-style="italic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1f1c1b"/>
    </style:style>
    <style:style style:name="T1" style:family="text">
      <style:text-properties fo:color="#ff80e0"/>
    </style:style>
    <style:style style:name="T2" style:family="text">
      <style:text-properties fo:font-weight="bold"/>
    </style:style>
    <style:style style:name="T3" style:family="text">
      <style:text-properties fo:color="#000e52" fo:font-weight="bold"/>
    </style:style>
    <style:style style:name="T4" style:family="text">
      <style:text-properties fo:color="#006e28"/>
    </style:style>
    <style:style style:name="T5" style:family="text">
      <style:text-properties fo:color="#b08000"/>
    </style:style>
    <style:style style:name="T6" style:family="text">
      <style:text-properties fo:color="#0057ae"/>
    </style:style>
    <style:style style:name="T7" style:family="text">
      <style:text-properties fo:color="#898887" fo:font-style="italic"/>
    </style:style>
    <style:style style:name="T8" style:family="text">
      <style:text-properties fo:color="#bf0303"/>
    </style:style>
    <style:style style:name="T9" style:family="text">
      <style:text-properties fo:color="#1f1c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!/usr/bin/python</text:p>
      <text:p text:style-name="P2"/>
      <text:p text:style-name="P4"><text:span text:style-name="T1">import</text:span> numpy <text:span text:style-name="T1">as</text:span> np</text:p>
      <text:p text:style-name="P4"><text:span text:style-name="T1">import</text:span> scipy.stats <text:span text:style-name="T1">as</text:span> st</text:p>
      <text:p text:style-name="P4"><text:span text:style-name="T1">import</text:span> matplotlib.pyplot <text:span text:style-name="T1">as</text:span> plot</text:p>
      <text:p text:style-name="P2"/>
      <text:p text:style-name="P4"><text:span text:style-name="T2">class</text:span> gaussian_peak:</text:p>
      <text:p text:style-name="P4"><text:s text:c="4"/><text:span text:style-name="T2">def</text:span> <text:span text:style-name="T3">__init__</text:span>(<text:span text:style-name="T4">self</text:span>, height, mean, var):</text:p>
      <text:p text:style-name="P4"><text:s text:c="8"/><text:span text:style-name="T4">self</text:span>.height <text:span text:style-name="T2">=</text:span> height</text:p>
      <text:p text:style-name="P4"><text:s text:c="8"/><text:span text:style-name="T4">self</text:span>.mean <text:span text:style-name="T2">=</text:span> mean</text:p>
      <text:p text:style-name="P4"><text:s text:c="8"/><text:span text:style-name="T4">self</text:span>.var <text:span text:style-name="T2">=</text:span> var</text:p>
      <text:p text:style-name="P2"/>
      <text:p text:style-name="P4"><text:s text:c="4"/><text:span text:style-name="T2">def</text:span> func(<text:span text:style-name="T4">self</text:span>, x):</text:p>
      <text:p text:style-name="P4"><text:s text:c="8"/><text:span text:style-name="T2">return</text:span> <text:span text:style-name="T4">self</text:span>.height <text:span text:style-name="T2">*</text:span> np.exp(<text:span text:style-name="T2">-</text:span>np.square(x<text:span text:style-name="T2">-</text:span><text:span text:style-name="T4">self</text:span>.mean)<text:span text:style-name="T2">/</text:span>(<text:span text:style-name="T5">2</text:span><text:span text:style-name="T2">*</text:span><text:span text:style-name="T4">self</text:span>.var))</text:p>
      <text:p text:style-name="P2"/>
      <text:p text:style-name="P4"><text:span text:style-name="T2">def</text:span> update_var_est(samp_vec, mean_est):</text:p>
      <text:p text:style-name="P4"><text:s text:c="4"/>n <text:span text:style-name="T2">=</text:span> <text:span text:style-name="T6">float</text:span>(<text:span text:style-name="T6">len</text:span>(samp_vec))</text:p>
      <text:p text:style-name="P4"><text:s text:c="4"/>v <text:span text:style-name="T2">=</text:span> <text:span text:style-name="T6">sum</text:span>([np.square(x<text:span text:style-name="T2">-</text:span>mean_est) <text:span text:style-name="T2">for</text:span> x <text:span text:style-name="T2">in</text:span> samp_vec])</text:p>
      <text:p text:style-name="P4"><text:s text:c="4"/><text:span text:style-name="T7">#Scipy.stats implementation of inv gamma is a one parameter, need to feed second value as scale</text:span></text:p>
      <text:p text:style-name="P4"><text:s text:c="4"/><text:span text:style-name="T2">return</text:span> st.invgamma.rvs(n<text:span text:style-name="T2">/</text:span><text:span text:style-name="T5">2</text:span>, scale<text:span text:style-name="T2">=</text:span>v<text:span text:style-name="T2">/</text:span><text:span text:style-name="T5">2</text:span>)</text:p>
      <text:p text:style-name="P2"/>
      <text:p text:style-name="P4"><text:span text:style-name="T2">def</text:span> update_mean_est(samp_vec, var_est):</text:p>
      <text:p text:style-name="P4"><text:s text:c="5"/>n <text:span text:style-name="T2">=</text:span> <text:span text:style-name="T6">float</text:span>(<text:span text:style-name="T6">len</text:span>(samp_vec))</text:p>
      <text:p text:style-name="P4"><text:s text:c="5"/><text:span text:style-name="T7">#Scale variable is standard deviation</text:span></text:p>
      <text:p text:style-name="P4"><text:s text:c="5"/><text:span text:style-name="T2">return</text:span> st.norm.rvs(np.mean(samp_vec), scale<text:span text:style-name="T2">=</text:span>np.sqrt(var_est<text:span text:style-name="T2">/</text:span>n))</text:p>
      <text:p text:style-name="P2"/>
      <text:p text:style-name="P4"><text:span text:style-name="T2">def</text:span> update_height_est(samp_vec, samp_scaled):</text:p>
      <text:p text:style-name="P4"><text:s text:c="4"/><text:span text:style-name="T7">#Get values for linear regression estimation</text:span></text:p>
      <text:p text:style-name="P4"><text:s text:c="4"/>ys <text:span text:style-name="T2">=</text:span> np.matrix(samp_vec).transpose()</text:p>
      <text:p text:style-name="P4"><text:s text:c="4"/>xs <text:span text:style-name="T2">=</text:span> np.matrix(samp_scaled).transpose()</text:p>
      <text:p text:style-name="P4"><text:s text:c="4"/>vbeta <text:span text:style-name="T2">=</text:span> <text:span text:style-name="T5">1.</text:span><text:span text:style-name="T2">/</text:span>(xs.transpose()<text:span text:style-name="T2">*</text:span>xs)</text:p>
      <text:p text:style-name="P4"><text:s text:c="4"/>beta <text:span text:style-name="T2">=</text:span> vbeta<text:span text:style-name="T2">*</text:span>xs.transpose()<text:span text:style-name="T2">*</text:span>ys</text:p>
      <text:p text:style-name="P2"/>
      <text:p text:style-name="P4"><text:s text:c="4"/><text:span text:style-name="T7">#used pp 580 of Bayesian data Analysis, Second Edition to do sampling from dist</text:span></text:p>
      <text:p text:style-name="P4"><text:s text:c="4"/>s_2 <text:span text:style-name="T2">=</text:span> (ys<text:span text:style-name="T2">-</text:span>xs<text:span text:style-name="T2">*</text:span>beta).transpose()<text:span text:style-name="T2">*</text:span>(ys<text:span text:style-name="T2">-</text:span>xs<text:span text:style-name="T2">*</text:span>beta)</text:p>
      <text:p text:style-name="P4"><text:s text:c="4"/>var <text:span text:style-name="T2">=</text:span> s_2<text:span text:style-name="T2">/</text:span>st.chi2.rvs(<text:span text:style-name="T5">1</text:span>)</text:p>
      <text:p text:style-name="P2"/>
      <text:p text:style-name="P4"><text:s text:c="4"/><text:span text:style-name="T7">#.item() is to convert from 1x1 matrix back to scalar</text:span></text:p>
      <text:p text:style-name="P4"><text:s text:c="4"/><text:span text:style-name="T2">return</text:span> st.norm.rvs(beta, scale<text:span text:style-name="T2">=</text:span>np.sqrt(vbeta<text:span text:style-name="T2">*</text:span>var)).item()</text:p>
      <text:p text:style-name="P2"/>
      <text:p text:style-name="P4"><text:span text:style-name="T2">def</text:span> plotter(results): <text:s text:c="3"/></text:p>
      <text:p text:style-name="P4"><text:s text:c="4"/>plot.figure()</text:p>
      <text:p text:style-name="P4"><text:s text:c="4"/>plot.plot(results[<text:span text:style-name="T8">"height"</text:span>], label<text:span text:style-name="T2">=</text:span><text:span text:style-name="T8">"$A: "</text:span> <text:span text:style-name="T2">+</text:span> `round(np.mean(results[<text:span text:style-name="T8">"height"</text:span>]),<text:span text:style-name="T5">2</text:span>)` <text:span text:style-name="T2">+</text:span> <text:span text:style-name="T8">"$"</text:span>)</text:p>
      <text:p text:style-name="P4"><text:s text:c="4"/>plot.title(<text:span text:style-name="T8">"Height results for n=1500"</text:span>)</text:p>
      <text:p text:style-name="P4"><text:s text:c="4"/>plot.ylabel(<text:span text:style-name="T8">"Height"</text:span>)</text:p>
      <text:p text:style-name="P4"><text:s text:c="4"/>plot.xlabel(<text:span text:style-name="T8">"Iteration"</text:span>)</text:p>
      <text:p text:style-name="P4"><text:s text:c="4"/>plot.axis([<text:span text:style-name="T5">0</text:span>, <text:span text:style-name="T5">1000</text:span>, <text:span text:style-name="T5">0</text:span>, <text:span text:style-name="T5">50</text:span>])</text:p>
      <text:p text:style-name="P4"><text:s text:c="4"/>plot.legend()</text:p>
      <text:p text:style-name="P4"><text:s text:c="3"/></text:p>
      <text:p text:style-name="P4"><text:s text:c="4"/>plot.figure()</text:p>
      <text:p text:style-name="P4"><text:s text:c="4"/>plot.plot(results[<text:span text:style-name="T8">"mean"</text:span>], label<text:span text:style-name="T2">=</text:span><text:span text:style-name="T8">"$\mu: "</text:span> <text:span text:style-name="T2">+</text:span> `round(np.mean(results[<text:span text:style-name="T8">"mean"</text:span>]),<text:span text:style-name="T5">2</text:span>)` <text:span text:style-name="T2">+</text:span> <text:span text:style-name="T8">"$"</text:span>)</text:p>
      <text:p text:style-name="P4"><text:s text:c="4"/>plot.title(<text:span text:style-name="T8">"Mean results for n=1500"</text:span>)</text:p>
      <text:p text:style-name="P4"><text:s text:c="4"/>plot.ylabel(<text:span text:style-name="T8">"Mean"</text:span>)</text:p>
      <text:p text:style-name="P4"><text:s text:c="4"/>plot.xlabel(<text:span text:style-name="T8">"Iteration"</text:span>)</text:p>
      <text:p text:style-name="P4"><text:soft-page-break/><text:s text:c="4"/>plot.legend()</text:p>
      <text:p text:style-name="P2"/>
      <text:p text:style-name="P4"><text:s text:c="4"/>plot.figure()</text:p>
      <text:p text:style-name="P4"><text:s text:c="4"/>plot.plot(results[<text:span text:style-name="T8">"var"</text:span>], label<text:span text:style-name="T2">=</text:span><text:span text:style-name="T8">"$\sigma^2: "</text:span> <text:span text:style-name="T2">+</text:span> `round(np.mean(results[<text:span text:style-name="T8">"var"</text:span>]),<text:span text:style-name="T5">2</text:span>)` <text:span text:style-name="T2">+</text:span> <text:span text:style-name="T8">"$"</text:span>)</text:p>
      <text:p text:style-name="P4"><text:s text:c="4"/>plot.title(<text:span text:style-name="T8">"Variance results for n=1500"</text:span>)</text:p>
      <text:p text:style-name="P4"><text:s text:c="4"/>plot.ylabel(<text:span text:style-name="T8">"Variance"</text:span>)</text:p>
      <text:p text:style-name="P4"><text:s text:c="4"/>plot.xlabel(<text:span text:style-name="T8">"Iteration"</text:span>)</text:p>
      <text:p text:style-name="P4"><text:s text:c="4"/>plot.axis([<text:span text:style-name="T5">0</text:span>, <text:span text:style-name="T5">1000</text:span>, <text:span text:style-name="T5">0</text:span>, <text:span text:style-name="T5">20</text:span>])</text:p>
      <text:p text:style-name="P4"><text:s text:c="4"/>plot.legend()</text:p>
      <text:p text:style-name="P2"/>
      <text:p text:style-name="P4"><text:span text:style-name="T2">def</text:span> estimate(rand_vec, samp_vec):</text:p>
      <text:p text:style-name="P4"><text:s text:c="4"/>mean_est <text:span text:style-name="T2">=</text:span> np.random.random()</text:p>
      <text:p text:style-name="P4"><text:s text:c="4"/>var_est <text:span text:style-name="T2">=</text:span> np.random.random()</text:p>
      <text:p text:style-name="P4"><text:s text:c="4"/>results <text:span text:style-name="T2">=</text:span> {<text:span text:style-name="T8">"height"</text:span>:[], <text:span text:style-name="T8">"mean"</text:span>:[], <text:span text:style-name="T8">"var"</text:span>:[]}</text:p>
      <text:p text:style-name="P4"><text:s text:c="4"/>run <text:span text:style-name="T2">=</text:span> <text:span text:style-name="T5">1000</text:span></text:p>
      <text:p text:style-name="P4"><text:s text:c="4"/><text:span text:style-name="T2">for</text:span> i <text:span text:style-name="T2">in</text:span> <text:span text:style-name="T6">range</text:span>(run):</text:p>
      <text:p text:style-name="P4"><text:s text:c="8"/>var_est <text:span text:style-name="T2">=</text:span> update_var_est(rand_vec, mean_est)</text:p>
      <text:p text:style-name="P4"><text:s text:c="8"/>mean_est <text:span text:style-name="T2">=</text:span> update_mean_est(rand_vec, var_est)</text:p>
      <text:p text:style-name="P2"/>
      <text:p text:style-name="P4"><text:s text:c="8"/>unscaled <text:span text:style-name="T2">=</text:span> gaussian_peak(<text:span text:style-name="T5">1</text:span>, mean_est, var_est)</text:p>
      <text:p text:style-name="P4"><text:s text:c="8"/>approx_vec <text:span text:style-name="T2">=</text:span> [unscaled.func(x) <text:span text:style-name="T2">for</text:span> x <text:span text:style-name="T2">in</text:span> rand_vec]</text:p>
      <text:p text:style-name="P4"><text:s text:c="8"/>height_est <text:span text:style-name="T2">=</text:span> update_height_est(samp_vec, approx_vec)</text:p>
      <text:p text:style-name="P4"><text:s text:c="8"/>results[<text:span text:style-name="T8">"height"</text:span>].append(height_est)</text:p>
      <text:p text:style-name="P4"><text:s text:c="8"/>results[<text:span text:style-name="T8">"mean"</text:span>].append(mean_est)</text:p>
      <text:p text:style-name="P4"><text:s text:c="8"/>results[<text:span text:style-name="T8">"var"</text:span>].append(var_est)</text:p>
      <text:p text:style-name="P2"/>
      <text:p text:style-name="P4"><text:s text:c="4"/>plotter(results)</text:p>
      <text:p text:style-name="P4"><text:s text:c="4"/><text:span text:style-name="T2">return</text:span> <text:span text:style-name="T6">map</text:span>(np.mean, ([results[<text:span text:style-name="T8">"height"</text:span>], results[<text:span text:style-name="T8">"mean"</text:span>], results[<text:span text:style-name="T8">"var"</text:span>]]))</text:p>
      <text:p text:style-name="P2"/>
      <text:p text:style-name="P3">#means spaced from 1 to 100</text:p>
      <text:p text:style-name="P4">sample_count <text:span text:style-name="T2">=</text:span> <text:span text:style-name="T5">1500</text:span></text:p>
      <text:p text:style-name="P4">h <text:span text:style-name="T2">=</text:span> <text:span text:style-name="T5">27.50</text:span></text:p>
      <text:p text:style-name="P4">m <text:span text:style-name="T2">=</text:span> <text:span text:style-name="T5">19.15</text:span></text:p>
      <text:p text:style-name="P4">v <text:span text:style-name="T2">=</text:span> <text:span text:style-name="T5">4.05</text:span></text:p>
      <text:p text:style-name="P2"/>
      <text:p text:style-name="P4">rand_vec <text:span text:style-name="T2">=</text:span> <text:span text:style-name="T6">sorted</text:span>(m <text:span text:style-name="T2">+</text:span> np.sqrt(v)<text:span text:style-name="T2">*</text:span>np.random.randn(sample_count))</text:p>
      <text:p text:style-name="P4">actual <text:span text:style-name="T2">=</text:span> gaussian_peak(h, m, v)</text:p>
      <text:p text:style-name="P4">samp_vec <text:span text:style-name="T2">=</text:span> [actual.func(x) <text:span text:style-name="T2">for</text:span> x <text:span text:style-name="T2">in</text:span> rand_vec]</text:p>
      <text:p text:style-name="P2"/>
      <text:p text:style-name="P4">[h2, m2, v2] <text:span text:style-name="T2">=</text:span> estimate(rand_vec, samp_vec)</text:p>
      <text:p text:style-name="P4"><text:span text:style-name="T2">print</text:span> [h, m, v]</text:p>
      <text:p text:style-name="P4"><text:span text:style-name="T2">print</text:span> [h2, m2, v2]</text:p>
      <text:p text:style-name="P2"/>
      <text:p text:style-name="P4">approx <text:span text:style-name="T2">=</text:span> gaussian_peak(h2, m2, v2)</text:p>
      <text:p text:style-name="P4">result_vec <text:span text:style-name="T2">=</text:span> [approx.func(x) <text:span text:style-name="T2">for</text:span> x <text:span text:style-name="T2">in</text:span> rand_vec]</text:p>
      <text:p text:style-name="P4">plot.figure()</text:p>
      <text:p text:style-name="P4">plot.plot(rand_vec, samp_vec, <text:span text:style-name="T8">"b"</text:span>, </text:p>
      <text:p text:style-name="P4"><text:s text:c="10"/>label<text:span text:style-name="T2">=</text:span><text:span text:style-name="T8">"A:"</text:span> <text:span text:style-name="T2">+</text:span> `round(h,<text:span text:style-name="T5">2</text:span>)` <text:span text:style-name="T2">+</text:span> <text:span text:style-name="T8">"</text:span><text:span text:style-name="T1">\n</text:span><text:span text:style-name="T8">$\mu$:"</text:span> <text:span text:style-name="T2">+</text:span> `round(m,<text:span text:style-name="T5">2</text:span>)` <text:span text:style-name="T2">+</text:span> <text:span text:style-name="T8">"</text:span><text:span text:style-name="T1">\n</text:span><text:span text:style-name="T8">$\sigma^2$:"</text:span> <text:span text:style-name="T2">+</text:span> `round(v,<text:span text:style-name="T5">2</text:span>)`)</text:p>
      <text:p text:style-name="P4">plot.plot(rand_vec, result_vec, <text:span text:style-name="T8">"r"</text:span>, </text:p>
      <text:p text:style-name="P4"><text:s text:c="10"/>label<text:span text:style-name="T2">=</text:span><text:span text:style-name="T8">"A:"</text:span> <text:span text:style-name="T2">+</text:span> `round(h2,<text:span text:style-name="T5">2</text:span>)` <text:span text:style-name="T2">+</text:span> <text:span text:style-name="T8">"</text:span><text:span text:style-name="T1">\n</text:span><text:span text:style-name="T8">$\mu$:"</text:span> <text:span text:style-name="T2">+</text:span> `round(m2,<text:span text:style-name="T5">2</text:span>)` <text:span text:style-name="T2">+</text:span> <text:span text:style-name="T8">"</text:span><text:span text:style-name="T1">\n</text:span><text:span text:style-name="T8">$\sigma^2$:"</text:span> <text:span text:style-name="T2">+</text:span> `round(v2,<text:span text:style-name="T5">2</text:span>)`)</text:p>
      <text:p text:style-name="P4">plot.title(<text:span text:style-name="T8">"Comparison of estimated and actual values"</text:span>)</text:p>
      <text:p text:style-name="P4">plot.ylabel(<text:span text:style-name="T8">"$Ae^{</text:span><text:span text:style-name="T1">\\</text:span><text:span text:style-name="T8">frac{-(x-\mu)}{2\sigma^2}}$"</text:span>, fontsize<text:span text:style-name="T2">=</text:span><text:span text:style-name="T5">22</text:span>)</text:p>
      <text:p text:style-name="P4">plot.xlabel(<text:span text:style-name="T8">"Input x"</text:span>)</text:p>
      <text:p text:style-name="P4">plot.legend()</text:p>
      <text:p text:style-name="P1"><text:span text:style-name="T9">plot.show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0T04:42:50</meta:creation-date>
    <dc:date>2012-05-20T04:48:24</dc:date>
    <meta:editing-duration>PT5M9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92" meta:word-count="347" meta:character-count="3531" meta:non-whitespace-character-count="2963"/>
  </office:meta>
</office:document-meta>
</file>